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E70000010A274F7768D1F88980.png" manifest:media-type="image/png"/>
  <manifest:file-entry manifest:full-path="Pictures/10000000000000D3000000EA4C9339E4EA4EBFA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24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6.329cm" fo:min-width="0.371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9" style:family="graphic" style:parent-style-name="objectwithoutfill">
      <style:graphic-properties svg:stroke-color="#00a933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2" style:family="graphic" style:parent-style-name="objectwithoutfill">
      <style:graphic-properties svg:stroke-color="#333333" draw:fill="none" draw:textarea-vertical-align="middle" loext:decorative="false"/>
    </style:style>
    <style:style style:name="gr13" style:family="graphic" style:parent-style-name="objectwithoutfill">
      <style:graphic-properties svg:stroke-color="#800080" draw:fill="none" draw:textarea-vertical-align="middle" loext:decorative="false"/>
    </style:style>
    <style:style style:name="gr14" style:family="graphic" style:parent-style-name="objectwithoutfill">
      <style:graphic-properties svg:stroke-color="#ff860d" draw:fill="none" draw:textarea-vertical-align="middle" loext:decorative="false"/>
    </style:style>
    <style:style style:name="gr15" style:family="graphic" style:parent-style-name="objectwithoutfill">
      <style:graphic-properties svg:stroke-color="#706e0c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25cm" svg:height="0.25cm" svg:x="7.25cm" svg:y="3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5cm" svg:y="3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5cm" svg:y="4.2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5cm" svg:y="4.2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51cm" svg:y="3.75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51cm" svg:y="3.75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5cm" svg:y="4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5cm" svg:y="4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5cm" svg:y="5.2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5cm" svg:y="5.2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5cm" svg:y="5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5cm" svg:y="5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51cm" svg:y="5.25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51cm" svg:y="5.25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5cm" svg:y="6.2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5cm" svg:y="6.2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49cm" svg:y="6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49cm" svg:y="6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49cm" svg:y="7.2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49cm" svg:y="7.2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5cm" svg:y="6.75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5cm" svg:y="6.75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49cm" svg:y="7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49cm" svg:y="7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5cm" svg:y="8.2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5cm" svg:y="8.2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49cm" svg:y="8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49cm" svg:y="8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49cm" svg:y="9.2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49cm" svg:y="9.2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5cm" svg:y="8.75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5cm" svg:y="8.75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249cm" svg:y="9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25cm" svg:height="0.25cm" svg:x="7.749cm" svg:y="9.7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cm" svg:height="0.645cm" svg:x="6.25cm" svg:y="3.5cm">
          <draw:text-box>
            <text:p text:style-name="P3"><text:span text:style-name="T2">A</text:span></text:p>
          </draw:text-box>
        </draw:frame>
        <draw:frame draw:style-name="gr2" draw:text-style-name="P5" draw:layer="layout" svg:width="1cm" svg:height="0.645cm" svg:x="8cm" svg:y="3.5cm">
          <draw:text-box>
            <text:p><text:span text:style-name="T2">B</text:span></text:p>
          </draw:text-box>
        </draw:frame>
        <draw:frame draw:style-name="gr3" draw:text-style-name="P4" draw:layer="layout" svg:width="2.75cm" svg:height="1.039cm" svg:x="4.5cm" svg:y="4cm">
          <draw:text-box>
            <text:p text:style-name="P3"><text:span text:style-name="T2">OE/GCLK</text:span></text:p>
          </draw:text-box>
        </draw:frame>
        <draw:frame draw:style-name="gr3" draw:text-style-name="P5" draw:layer="layout" svg:width="2cm" svg:height="1.039cm" svg:x="8cm" svg:y="4.052cm">
          <draw:text-box>
            <text:p><text:span text:style-name="T2">LAT</text:span></text:p>
          </draw:text-box>
        </draw:frame>
        <draw:frame draw:style-name="gr4" draw:text-style-name="P4" draw:layer="layout" svg:width="2cm" svg:height="1.433cm" svg:x="5.25cm" svg:y="4.5cm">
          <draw:text-box>
            <text:p text:style-name="P3"><text:span text:style-name="T2">DCLK</text:span></text:p>
          </draw:text-box>
        </draw:frame>
        <draw:frame draw:style-name="gr3" draw:text-style-name="P4" draw:layer="layout" svg:width="1.75cm" svg:height="1.039cm" svg:x="5.5cm" svg:y="5.048cm">
          <draw:text-box>
            <text:p text:style-name="P3"><text:span text:style-name="T2">C</text:span></text:p>
          </draw:text-box>
        </draw:frame>
        <draw:frame draw:style-name="gr2" draw:text-style-name="P4" draw:layer="layout" svg:width="1cm" svg:height="0.645cm" svg:x="6.25cm" svg:y="5.509cm">
          <draw:text-box>
            <text:p text:style-name="P3"><text:span text:style-name="T2">E</text:span></text:p>
          </draw:text-box>
        </draw:frame>
        <draw:frame draw:style-name="gr3" draw:text-style-name="P4" draw:layer="layout" svg:width="1.75cm" svg:height="1.039cm" svg:x="5.5cm" svg:y="6.009cm">
          <draw:text-box>
            <text:p text:style-name="P3"><text:span text:style-name="T2">G1</text:span></text:p>
          </draw:text-box>
        </draw:frame>
        <draw:frame draw:style-name="gr4" draw:text-style-name="P4" draw:layer="layout" svg:width="2cm" svg:height="1.433cm" svg:x="5.25cm" svg:y="6.548cm">
          <draw:text-box>
            <text:p text:style-name="P3"><text:span text:style-name="T2">GND</text:span></text:p>
          </draw:text-box>
        </draw:frame>
        <draw:frame draw:style-name="gr3" draw:text-style-name="P4" draw:layer="layout" svg:width="1.75cm" svg:height="1.039cm" svg:x="5.5cm" svg:y="7.048cm">
          <draw:text-box>
            <text:p text:style-name="P3"><text:span text:style-name="T2">G2</text:span></text:p>
          </draw:text-box>
        </draw:frame>
        <draw:frame draw:style-name="gr2" draw:text-style-name="P4" draw:layer="layout" svg:width="1cm" svg:height="0.645cm" svg:x="6.25cm" svg:y="7.548cm">
          <draw:text-box>
            <text:p text:style-name="P3"><text:span text:style-name="T2">R3</text:span></text:p>
          </draw:text-box>
        </draw:frame>
        <draw:frame draw:style-name="gr3" draw:text-style-name="P4" draw:layer="layout" svg:width="1.75cm" svg:height="1.039cm" svg:x="5.5cm" svg:y="8.048cm">
          <draw:text-box>
            <text:p text:style-name="P3"><text:span text:style-name="T2">B3</text:span></text:p>
          </draw:text-box>
        </draw:frame>
        <draw:frame draw:style-name="gr2" draw:text-style-name="P4" draw:layer="layout" svg:width="1cm" svg:height="0.645cm" svg:x="6.25cm" svg:y="8.509cm">
          <draw:text-box>
            <text:p text:style-name="P3"><text:span text:style-name="T2">R4</text:span></text:p>
          </draw:text-box>
        </draw:frame>
        <draw:frame draw:style-name="gr5" draw:text-style-name="P4" draw:layer="layout" svg:width="1.75cm" svg:height="0.645cm" svg:x="5.5cm" svg:y="9.009cm">
          <draw:text-box>
            <text:p text:style-name="P3"><text:span text:style-name="T2">B4</text:span></text:p>
          </draw:text-box>
        </draw:frame>
        <draw:frame draw:style-name="gr2" draw:text-style-name="P5" draw:layer="layout" svg:width="1cm" svg:height="0.645cm" svg:x="8cm" svg:y="5.065cm">
          <draw:text-box>
            <text:p><text:span text:style-name="T2">D</text:span></text:p>
          </draw:text-box>
        </draw:frame>
        <draw:frame draw:style-name="gr2" draw:text-style-name="P5" draw:layer="layout" svg:width="1cm" svg:height="0.645cm" svg:x="8cm" svg:y="5.565cm">
          <draw:text-box>
            <text:p><text:span text:style-name="T2">R1</text:span></text:p>
          </draw:text-box>
        </draw:frame>
        <draw:frame draw:style-name="gr2" draw:text-style-name="P5" draw:layer="layout" svg:width="1cm" svg:height="0.645cm" svg:x="8cm" svg:y="6.065cm">
          <draw:text-box>
            <text:p><text:span text:style-name="T2">B1</text:span></text:p>
          </draw:text-box>
        </draw:frame>
        <draw:frame draw:style-name="gr2" draw:text-style-name="P5" draw:layer="layout" svg:width="1cm" svg:height="0.645cm" svg:x="8cm" svg:y="6.565cm">
          <draw:text-box>
            <text:p><text:span text:style-name="T2">R2</text:span></text:p>
          </draw:text-box>
        </draw:frame>
        <draw:frame draw:style-name="gr2" draw:text-style-name="P5" draw:layer="layout" svg:width="1cm" svg:height="0.645cm" svg:x="8cm" svg:y="7.065cm">
          <draw:text-box>
            <text:p><text:span text:style-name="T2">B2</text:span></text:p>
          </draw:text-box>
        </draw:frame>
        <draw:frame draw:style-name="gr2" draw:text-style-name="P5" draw:layer="layout" svg:width="1cm" svg:height="0.645cm" svg:x="8cm" svg:y="7.565cm">
          <draw:text-box>
            <text:p><text:span text:style-name="T2">G3</text:span></text:p>
          </draw:text-box>
        </draw:frame>
        <draw:frame draw:style-name="gr4" draw:text-style-name="P5" draw:layer="layout" svg:width="2cm" svg:height="1.433cm" svg:x="8cm" svg:y="8.065cm">
          <draw:text-box>
            <text:p><text:span text:style-name="T2">GND</text:span></text:p>
          </draw:text-box>
        </draw:frame>
        <draw:frame draw:style-name="gr2" draw:text-style-name="P5" draw:layer="layout" svg:width="1cm" svg:height="0.645cm" svg:x="8cm" svg:y="8.565cm">
          <draw:text-box>
            <text:p><text:span text:style-name="T2">G4</text:span></text:p>
          </draw:text-box>
        </draw:frame>
        <draw:frame draw:style-name="gr3" draw:text-style-name="P4" draw:layer="layout" svg:width="1.75cm" svg:height="1.039cm" svg:x="5.5cm" svg:y="9.536cm">
          <draw:text-box>
            <text:p text:style-name="P3"><text:span text:style-name="T2">SR</text:span></text:p>
          </draw:text-box>
        </draw:frame>
        <draw:frame draw:style-name="gr6" draw:text-style-name="P1" draw:layer="layout" svg:width="6.111cm" svg:height="7.037cm" svg:x="23.5cm" svg:y="3.5cm">
          <draw:image xlink:href="Pictures/10000000000000E70000010A274F7768D1F88980.png" xlink:type="simple" xlink:show="embed" xlink:actuate="onLoad" draw:mime-type="image/png">
            <text:p/>
          </draw:image>
        </draw:frame>
        <draw:custom-shape draw:style-name="gr7" draw:text-style-name="P6" draw:layer="layout" svg:width="0.965cm" svg:height="6.673cm" svg:x="7.144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5.582cm" svg:height="6.19cm" svg:x="13cm" svg:y="3.75cm">
          <draw:image xlink:href="Pictures/10000000000000D3000000EA4C9339E4EA4EBFA3.png" xlink:type="simple" xlink:show="embed" xlink:actuate="onLoad" draw:mime-type="image/png">
            <text:p/>
          </draw:image>
        </draw:frame>
        <draw:frame draw:style-name="gr8" draw:text-style-name="P7" draw:layer="layout" svg:width="2.25cm" svg:height="1cm" svg:x="25.25cm" svg:y="2.75cm">
          <draw:text-box>
            <text:p text:style-name="P1">UG1</text:p>
          </draw:text-box>
        </draw:frame>
        <draw:line draw:style-name="gr9" draw:text-style-name="P6" draw:layer="layout" svg:x1="18.25cm" svg:y1="8.25cm" svg:x2="24cm" svg:y2="4.5cm">
          <text:p/>
        </draw:line>
        <draw:frame draw:style-name="gr10" draw:text-style-name="P5" draw:layer="layout" svg:width="1.615cm" svg:height="0.962cm" svg:x="14.885cm" svg:y="6.788cm">
          <draw:text-box>
            <text:p>U11</text:p>
          </draw:text-box>
        </draw:frame>
        <draw:line draw:style-name="gr9" draw:text-style-name="P6" draw:layer="layout" svg:x1="13.25cm" svg:y1="7.75cm" svg:x2="7.351cm" svg:y2="6.388cm">
          <text:p/>
        </draw:line>
        <draw:frame draw:style-name="gr6" draw:text-style-name="P1" draw:layer="layout" svg:width="5.582cm" svg:height="6.19cm" svg:x="13cm" svg:y="11.75cm">
          <draw:image xlink:href="Pictures/10000000000000D3000000EA4C9339E4EA4EBFA3.png" xlink:type="simple" xlink:show="embed" xlink:actuate="onLoad" draw:mime-type="image/png">
            <text:p/>
          </draw:image>
        </draw:frame>
        <draw:frame draw:style-name="gr11" draw:text-style-name="P5" draw:layer="layout" svg:width="1.75cm" svg:height="1.673cm" svg:x="14.95cm" svg:y="14.75cm">
          <draw:text-box>
            <text:p>U13</text:p>
          </draw:text-box>
        </draw:frame>
        <draw:line draw:style-name="gr12" draw:text-style-name="P6" draw:layer="layout" svg:x1="18.11cm" svg:y1="14.115cm" svg:x2="24.069cm" svg:y2="4.989cm">
          <text:p/>
        </draw:line>
        <draw:line draw:style-name="gr12" draw:text-style-name="P6" draw:layer="layout" svg:x1="7.5cm" svg:y1="5cm" svg:x2="13.459cm" svg:y2="13.75cm">
          <text:p/>
        </draw:line>
        <draw:line draw:style-name="gr13" draw:text-style-name="P6" draw:layer="layout" svg:x1="18.041cm" svg:y1="14.626cm" svg:x2="27.75cm" svg:y2="5.5cm">
          <text:p/>
        </draw:line>
        <draw:line draw:style-name="gr13" draw:text-style-name="P6" draw:layer="layout" svg:x1="7.5cm" svg:y1="4.25cm" svg:x2="13.25cm" svg:y2="14.117cm">
          <text:p/>
        </draw:line>
        <draw:line draw:style-name="gr14" draw:text-style-name="P6" draw:layer="layout" svg:x1="18.041cm" svg:y1="15cm" svg:x2="24.25cm" svg:y2="5.5cm">
          <text:p/>
        </draw:line>
        <draw:line draw:style-name="gr14" draw:text-style-name="P6" draw:layer="layout" svg:x1="13.291cm" svg:y1="14.75cm" svg:x2="8cm" svg:y2="4.5cm">
          <text:p/>
        </draw:line>
        <draw:line draw:style-name="gr15" draw:text-style-name="P6" draw:layer="layout" svg:x1="7.5cm" svg:y1="10cm" svg:x2="13.75cm" svg:y2="1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17:01:58.754000000</meta:creation-date>
    <dc:date>2023-12-08T22:25:17.458000000</dc:date>
    <meta:editing-duration>PT5H23M19S</meta:editing-duration>
    <meta:editing-cycles>2</meta:editing-cycles>
    <meta:generator>LibreOffice/7.6.2.1$Windows_X86_64 LibreOffice_project/56f7684011345957bbf33a7ee678afaf4d2ba333</meta:generator>
    <meta:document-statistic meta:object-count="73"/>
  </office:meta>
</office:document-meta>
</file>